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e03c"/>
    </style:style>
    <style:style style:name="P2" style:family="paragraph" style:parent-style-name="Standard">
      <style:text-properties officeooo:paragraph-rsid="0004ea11"/>
    </style:style>
    <style:style style:name="P3" style:family="paragraph" style:parent-style-name="Standard">
      <style:text-properties officeooo:paragraph-rsid="00065cab"/>
    </style:style>
    <style:style style:name="P4" style:family="paragraph" style:parent-style-name="Standard">
      <style:text-properties fo:font-style="italic" fo:font-weight="normal" officeooo:paragraph-rsid="00065cab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officeooo:paragraph-rsid="0007ed86"/>
    </style:style>
    <style:style style:name="P6" style:family="paragraph" style:parent-style-name="Standard">
      <style:paragraph-properties fo:margin-top="0cm" fo:margin-bottom="0cm" style:contextual-spacing="false"/>
      <style:text-properties fo:font-style="italic" officeooo:paragraph-rsid="0003e03c" style:font-style-asian="italic"/>
    </style:style>
    <style:style style:name="P7" style:family="paragraph" style:parent-style-name="Standard">
      <style:paragraph-properties fo:margin-top="0cm" fo:margin-bottom="0cm" style:contextual-spacing="false"/>
      <style:text-properties fo:font-style="italic" officeooo:paragraph-rsid="0007ed86" style:font-style-asian="italic" style:font-style-complex="italic"/>
    </style:style>
    <style:style style:name="P8" style:family="paragraph" style:parent-style-name="Standard">
      <style:paragraph-properties fo:margin-top="0cm" fo:margin-bottom="0cm" style:contextual-spacing="false"/>
      <style:text-properties fo:font-style="italic" fo:font-weight="normal" officeooo:paragraph-rsid="0003e03c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top="0cm" fo:margin-bottom="0cm" style:contextual-spacing="false"/>
      <style:text-properties fo:font-style="italic" fo:font-weight="normal" officeooo:paragraph-rsid="0007ed8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fo:font-style="italic" fo:font-weight="bold" officeooo:paragraph-rsid="0007ed86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03e03c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07ed86"/>
    </style:style>
    <style:style style:name="P13" style:family="paragraph" style:parent-style-name="Standard">
      <style:paragraph-properties fo:margin-top="0cm" fo:margin-bottom="0cm" style:contextual-spacing="false"/>
      <style:text-properties fo:font-weight="bold" officeooo:paragraph-rsid="0007ed86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fo:font-weight="bold" officeooo:paragraph-rsid="00080f13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officeooo:paragraph-rsid="00080f13"/>
    </style:style>
    <style:style style:name="P16" style:family="paragraph" style:parent-style-name="Standard" style:master-page-name="Standard">
      <style:paragraph-properties style:page-number="auto"/>
      <style:text-properties officeooo:paragraph-rsid="0004ea11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04ea96" style:font-style-asian="italic" style:font-weight-asian="bold"/>
    </style:style>
    <style:style style:name="T3" style:family="text">
      <style:text-properties fo:font-style="italic" fo:font-weight="bold" officeooo:rsid="0004ea11" style:font-style-asian="italic" style:font-weight-asian="bold"/>
    </style:style>
    <style:style style:name="T4" style:family="text">
      <style:text-properties fo:font-style="italic" fo:font-weight="bold" officeooo:rsid="0007ed86" style:font-style-asian="italic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4ea11" style:font-style-asian="italic"/>
    </style:style>
    <style:style style:name="T7" style:family="text">
      <style:text-properties fo:font-style="italic" officeooo:rsid="0007ed86" style:font-style-asian="italic"/>
    </style:style>
    <style:style style:name="T8" style:family="text">
      <style:text-properties fo:font-style="italic" officeooo:rsid="0007ed86" style:font-style-asian="italic" style:font-style-complex="italic"/>
    </style:style>
    <style:style style:name="T9" style:family="text">
      <style:text-properties fo:font-style="italic" officeooo:rsid="00080f13" style:font-style-asian="italic" style:font-style-complex="italic"/>
    </style:style>
    <style:style style:name="T10" style:family="text">
      <style:text-properties fo:font-style="italic" fo:font-weight="normal" officeooo:rsid="00065cab" style:font-style-asian="italic" style:font-weight-asian="normal" style:font-style-complex="italic" style:font-weight-complex="normal"/>
    </style:style>
    <style:style style:name="T11" style:family="text">
      <style:text-properties fo:font-weight="bold" officeooo:rsid="0004ea11" style:font-weight-asian="bold"/>
    </style:style>
    <style:style style:name="T12" style:family="text">
      <style:text-properties fo:font-weight="bold" officeooo:rsid="00065cab" style:font-weight-asian="bold"/>
    </style:style>
    <style:style style:name="T13" style:family="text">
      <style:text-properties fo:font-weight="bold" officeooo:rsid="0007ed86" style:font-weight-asian="bold" style:font-weight-complex="bold"/>
    </style:style>
    <style:style style:name="T14" style:family="text">
      <style:text-properties fo:font-weight="bold" officeooo:rsid="0007ed86" style:font-weight-asian="bold"/>
    </style:style>
    <style:style style:name="T15" style:family="text">
      <style:text-properties officeooo:rsid="00065cab"/>
    </style:style>
    <style:style style:name="T16" style:family="text">
      <style:text-properties officeooo:rsid="0007ed86"/>
    </style:style>
    <style:style style:name="T17" style:family="text">
      <style:text-properties officeooo:rsid="00080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Tomasz Supel 194170</text:span></text:p>
      <text:p text:style-name="P2"><text:span text:style-name="T3">Michał Błach 194127</text:span></text:p>
      <text:p text:style-name="P1"><text:span text:style-name="T2"/></text:p>
      <text:p text:style-name="P1"><text:span text:style-name="T2">S</text:span><text:span text:style-name="T1">pecyfikacja projektu</text:span></text:p>
      <text:p text:style-name="P1"><text:span text:style-name="T1"/></text:p>
      <text:p text:style-name="P1"><text:span text:style-name="T1"/></text:p>
      <text:p text:style-name="P2"><text:span text:style-name="T6">Cel:</text:span></text:p>
      <text:p text:style-name="P2"><text:span text:style-name="T5">Stworzenie systemu dla pracowników z działu utrzymania łączności bezprzewodowej , </text:span><text:span text:style-name="T6">który usprawni ich .</text:span></text:p>
      <text:p text:style-name="P1"><text:span text:style-name="T5"/></text:p>
      <text:p text:style-name="P2"><text:span text:style-name="T11">Wymagania funkcjonalne:</text:span></text:p>
      <text:p text:style-name="P2"><text:span text:style-name="T11"/></text:p>
      <text:p text:style-name="P5"><text:span text:style-name="T14">1) Aplikacja na platformę ANDROID</text:span></text:p>
      <text:p text:style-name="P2"><text:span text:style-name="T11">- </text:span><text:span text:style-name="T12">wyszukiwanie informacji o BTS </text:span></text:p>
      <text:p text:style-name="P3"><text:span text:style-name="T12"><text:tab/></text:span><text:span text:style-name="T10">-użytkownik ma możliwość wpisania do wyszukiwarki danych pozwalajacych odnaleźć</text:span></text:p>
      <text:p text:style-name="P4"><text:span text:style-name="T15"><text:tab/>szukana stacje oraz wybór , które z pól maja być przeszukiwane :</text:span></text:p>
      <text:p text:style-name="P8"><text:tab/>1) Wewnętrzne id stacji u operatora/operatorów</text:p>
      <text:p text:style-name="P8"><text:tab/>2) Nazwa stacji u operatora/operatorów</text:p>
      <text:p text:style-name="P8"><text:tab/>3)Właściciel stacji</text:p>
      <text:p text:style-name="P8"><text:tab/>4)Adres stacji</text:p>
      <text:p text:style-name="P8"><text:tab/>5)Typ stacji( np wieża , komin ...)</text:p>
      <text:p text:style-name="P8"><text:tab/>6)Koordynaty</text:p>
      <text:p text:style-name="P8"><text:tab/>7)Wysokość</text:p>
      <text:p text:style-name="P8"><text:tab/>8)Opis dostępu</text:p>
      <text:p text:style-name="P8"><text:tab/>9)Adres zakładu dostaw nośników energetycznych , który zasila stacje</text:p>
      <text:p text:style-name="P8"><text:tab/>10)Nr telefonu zakładu dostaw nośników energetycznych , pod który należy dany obiekt</text:p>
      <text:p text:style-name="P8"><text:tab/>11)Imię i nazwisko osoby , która była ostatnio na stacji</text:p>
      <text:p text:style-name="P8"><text:tab/>12)Data ostatniej aktywności na stacji</text:p>
      <text:p text:style-name="P8"><text:tab/><text:span text:style-name="T15">-aplikacja umożliwia również odnalezienie stacji , która jest nabliżej użytkownika</text:span></text:p>
      <text:p text:style-name="P9"><text:span text:style-name="T16">-</text:span><text:span text:style-name="T13">zestaw dodatkowych funkcjonalność przyspieszających prace</text:span></text:p>
      <text:p text:style-name="P9"><text:span text:style-name="T16"><text:tab/>Po odnalezieniu szukanej stacji , użytkownik będzie mógł:</text:span></text:p>
      <text:p text:style-name="P7"><text:tab/><text:span text:style-name="T16">1</text:span>)Wybrać opcje automatycznego włączenia nawigacji w telefonie ,która będzie prowadziła <text:tab/>go na adres obiektu.</text:p>
      <text:p text:style-name="P9"><text:span text:style-name="T16"><text:tab/>1)Szybko wybrać numer zakładu dostaw nośników energetycznych , do którego należy dana <text:tab/>stacja.</text:span></text:p>
      <text:p text:style-name="P13"><text:span text:style-name="T7">-obsługa sms-owego API operatora telefoni komorkowej</text:span></text:p>
      <text:p text:style-name="P12"><text:span text:style-name="T7"><text:tab/></text:span><text:span text:style-name="T8">1)Zgłosić wejście na stacji (wystawić <text:s/>wejściówke)</text:span></text:p>
      <text:p text:style-name="P7"><text:tab/>2)Zgłosić wyjście ze stacji (zamknąć wejściówke)</text:p>
      <text:p text:style-name="P7"><text:span text:style-name="T16"><text:tab/>3)Sprawdzić stan alarmów na stacji.</text:span></text:p>
      <text:p text:style-name="P10"><text:span text:style-name="T16">-sprawdzenie siatki dyżurów w pracy</text:span></text:p>
      <text:p text:style-name="P7"><text:span text:style-name="T16"><text:tab/>użytkownik będzie mógl pobrać z serwera informacje o grafiku dyżurów w pracy</text:span></text:p>
      <text:p text:style-name="P7"><text:span text:style-name="T16"><text:tab/></text:span></text:p>
      <text:p text:style-name="P7"><text:span text:style-name="T16"/></text:p>
      <text:p text:style-name="P13"><text:span text:style-name="T7">2)Aplikacja desktopowa </text:span></text:p>
      <text:p text:style-name="P12"><text:span text:style-name="T7"><text:tab/></text:span><text:span text:style-name="T4">-aktualizacja bazy danych na serwerze</text:span></text:p>
      <text:p text:style-name="P12"><text:span text:style-name="T7"><text:tab/><text:tab/></text:span><text:span text:style-name="T8">Użytkownik będzie mógl w prosty sposób przy użyciu graficznego GUI</text:span></text:p>
      <text:p text:style-name="P7"><text:span text:style-name="T16"><text:tab/><text:tab/>dodawac , edytowac oraz usuwać rekordy w bazie danych stacji na serwerze.</text:span></text:p>
      <text:p text:style-name="P12"><text:span text:style-name="T7"><text:tab/></text:span><text:span text:style-name="T4">-tworzenie siatek dyżurów </text:span></text:p>
      <text:p text:style-name="P12"><text:span text:style-name="T7"><text:tab/></text:span><text:span text:style-name="T8"><text:tab/></text:span><text:span text:style-name="T9">Administrator systemu będzie mógł tworzyć oraz edytować siatki dyżurów w pracy.</text:span></text:p>
      <text:p text:style-name="P12"><text:span text:style-name="T7"><text:tab/></text:span></text:p>
      <text:p text:style-name="P12"><text:span text:style-name="T7"/></text:p>
      <text:p text:style-name="P6"/>
      <text:p text:style-name="P11"><text:soft-page-break/><text:span text:style-name="T5"/></text:p>
      <text:p text:style-name="P11"/>
      <text:p text:style-name="P11"><text:span text:style-name="T5"/></text:p>
      <text:p text:style-name="P14"><text:span text:style-name="T17">Wymagania niefunkcjonalne:</text:span></text:p>
      <text:p text:style-name="P15"><text:span text:style-name="T17">1)smartfon z systemem Android(dla każdego pracownika , który będzie korzystał z systemu)</text:span></text:p>
      <text:p text:style-name="P15"><text:span text:style-name="T17">2) możliwość połączenia się z internetem</text:span></text:p>
      <text:p text:style-name="P15"><text:span text:style-name="T17">3)wbudowany nadajnik GPS</text:span></text:p>
      <text:p text:style-name="P15"><text:span text:style-name="T17">4)wbudowana nawigacja w smartfonie</text:span></text:p>
      <text:p text:style-name="P15"><text:span text:style-name="T17">5)Komputer stacjonarny bądź przenośny z zainstalowanym systemem LINUX bądź WINDOWS</text:span></text:p>
      <text:p text:style-name="P15"><text:span text:style-name="T17">oraz JAVA , działający jako serwer.</text:span></text:p>
      <text:p text:style-name="P15"><text:span text:style-name="T17">6) Komputer stacjonarny bądź przenośny z zainstalowanym systemem LINUX bądź WINDOWS</text:span></text:p>
      <text:p text:style-name="P15"><text:span text:style-name="T17">oraz JAVA do obsługi aplikacji desktopowej </text:span></text:p>
      <text:p text:style-name="P15"><text:span text:style-name="T1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yboots </meta:initial-creator>
    <meta:creation-date>2013-10-27T17:11:06</meta:creation-date>
    <dc:date>2013-10-27T18:47:00</dc:date>
    <dc:creator>slyboots </dc:creator>
    <meta:editing-duration>PT13M5S</meta:editing-duration>
    <meta:editing-cycles>1</meta:editing-cycles>
    <meta:document-statistic meta:table-count="0" meta:image-count="0" meta:object-count="0" meta:page-count="2" meta:paragraph-count="51" meta:word-count="312" meta:character-count="2320" meta:non-whitespace-character-count="2014"/>
    <meta:generator>LibreOffice/4.0.2.2$Linux_X86_64 LibreOffice_project/400m0$Build-2</meta:generator>
  </office:meta>
</office:document-meta>
</file>